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mpt.Prompt( String bargein , String cond , String count , Stri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mpt.setTimeout( Stri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mpt.setCond( String 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mpt.setBargein( String barge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mpt.Prom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mpt.setCount( String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mpt.Prompt( String theProm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